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onsolas" svg:font-family="Consolas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6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SegoeUI" fo:font-size="11.6999998092651pt" fo:font-weight="normal" style:font-name-asian="SegoeUI" style:font-size-asian="11.6999998092651pt" style:font-weight-asian="normal" style:font-name-complex="SegoeUI" style:font-size-complex="11.6999998092651pt" style:font-weight-complex="normal"/>
    </style:style>
    <style:style style:name="T2" style:family="text">
      <style:text-properties fo:color="#000000" loext:opacity="100%" style:font-name="Lato" fo:font-size="7.5pt" fo:font-weight="normal" style:font-name-asian="Lato" style:font-size-asian="7.5pt" style:font-weight-asian="normal" style:font-name-complex="Lato" style:font-size-complex="7.5pt" style:font-weight-complex="normal"/>
    </style:style>
    <style:style style:name="T3" style:family="text">
      <style:text-properties fo:color="#000000" loext:opacity="100%" style:font-name="Lato" fo:font-size="7.30000019073486pt" fo:font-weight="normal" style:font-name-asian="Lato" style:font-size-asian="7.30000019073486pt" style:font-weight-asian="normal" style:font-name-complex="Lato" style:font-size-complex="7.30000019073486pt" style:font-weight-complex="normal"/>
    </style:style>
    <style:style style:name="T4" style:family="text">
      <style:text-properties fo:color="#000000" loext:opacity="100%" style:font-name="Consolas" fo:font-size="7.30000019073486pt" fo:font-weight="normal" style:font-name-asian="Consolas" style:font-size-asian="7.30000019073486pt" style:font-weight-asian="normal" style:font-name-complex="Consolas" style:font-size-complex="7.30000019073486pt" style:font-weight-complex="normal"/>
    </style:style>
    <style:style style:name="T5" style:family="text">
      <style:text-properties fo:color="#000000" loext:opacity="100%" style:font-name="SegoeUI" fo:font-size="9.80000019073486pt" fo:font-weight="normal" style:font-name-asian="SegoeUI" style:font-size-asian="9.80000019073486pt" style:font-weight-asian="normal" style:font-name-complex="SegoeUI" style:font-size-complex="9.80000019073486pt" style:font-weight-complex="normal"/>
    </style:style>
    <style:style style:name="T6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06cm" svg:height="0.556cm" svg:x="1.005cm" svg:y="1.214cm">
          <draw:text-box>
            <text:p text:style-name="P1"><text:span text:style-name="T1">Transaction Processing System</text:span></text:p>
          </draw:text-box>
        </draw:frame>
        <draw:frame draw:style-name="gr2" draw:text-style-name="P3" draw:layer="layout" svg:width="3.308cm" svg:height="0.357cm" svg:x="1.074cm" svg:y="2.071cm">
          <draw:text-box>
            <text:p text:style-name="P1"><text:span text:style-name="T2">Mini project for CS3251 Lab</text:span></text:p>
          </draw:text-box>
        </draw:frame>
        <draw:path draw:style-name="gr3" draw:text-style-name="P4" draw:layer="layout" svg:width="5.806cm" svg:height="0.017cm" svg:x="3.866cm" svg:y="3.017cm" svg:viewBox="0 0 5807 18" svg:d="M4195 18h-1943v-18h1943zM4362 0h1445v18h-1445zM2083 18h-957v-18h957zM1051 18h-647v-18h647zM329 18h-329v-18h329z">
          <text:p/>
        </draw:path>
        <draw:frame draw:style-name="gr2" draw:text-style-name="P5" draw:layer="layout" svg:width="8.331cm" svg:height="0.348cm" svg:x="1.439cm" svg:y="2.725cm">
          <draw:text-box>
            <text:p text:style-name="P1"><text:span text:style-name="T3">0. Review the code at https://replit.com/@ashokb/Unit5Programs#trans.c</text:span></text:p>
          </draw:text-box>
        </draw:frame>
        <draw:frame draw:style-name="gr2" draw:text-style-name="P5" draw:layer="layout" svg:width="4.639cm" svg:height="0.348cm" svg:x="1.439cm" svg:y="3.103cm">
          <draw:text-box>
            <text:p text:style-name="P1"><text:span text:style-name="T3">1. Compile, and run the executable code</text:span></text:p>
          </draw:text-box>
        </draw:frame>
        <draw:frame draw:style-name="gr2" draw:text-style-name="P5" draw:layer="layout" svg:width="4.322cm" svg:height="0.348cm" svg:x="1.439cm" svg:y="3.499cm">
          <draw:text-box>
            <text:p text:style-name="P1"><text:span text:style-name="T3">2. Do your own testing of the program</text:span></text:p>
          </draw:text-box>
        </draw:frame>
        <draw:frame draw:style-name="gr2" draw:text-style-name="P5" draw:layer="layout" svg:width="18.621cm" svg:height="0.348cm" svg:x="1.439cm" svg:y="3.877cm">
          <draw:text-box>
            <text:p text:style-name="P1"><text:span text:style-name="T3">3. What happens when you add a new account detail? And then generate accounts.txt file again. Inspect the contents. Is the contents as you expected them to be?</text:span></text:p>
          </draw:text-box>
        </draw:frame>
        <draw:frame draw:style-name="gr2" draw:text-style-name="P5" draw:layer="layout" svg:width="5.528cm" svg:height="0.348cm" svg:x="1.439cm" svg:y="4.272cm">
          <draw:text-box>
            <text:p text:style-name="P1"><text:span text:style-name="T3">4. If there are some errors, fix the program logic.</text:span></text:p>
          </draw:text-box>
        </draw:frame>
        <draw:frame draw:style-name="gr2" draw:text-style-name="P5" draw:layer="layout" svg:width="8.571cm" svg:height="0.348cm" svg:x="1.439cm" svg:y="4.651cm">
          <draw:text-box>
            <text:p text:style-name="P1"><text:span text:style-name="T3">5. Add some new functionality. How about listing the accounts information?</text:span></text:p>
          </draw:text-box>
        </draw:frame>
        <draw:frame draw:style-name="gr2" draw:text-style-name="P5" draw:layer="layout" svg:width="5.184cm" svg:height="0.348cm" svg:x="1.439cm" svg:y="5.046cm">
          <draw:text-box>
            <text:p text:style-name="P1"><text:span text:style-name="T3">6. Can you make the program more efficient?</text:span></text:p>
          </draw:text-box>
        </draw:frame>
        <draw:frame draw:style-name="gr1" draw:text-style-name="P2" draw:layer="layout" svg:width="3.315cm" svg:height="0.556cm" svg:x="1.005cm" svg:y="5.702cm">
          <draw:text-box>
            <text:p text:style-name="P1"><text:span text:style-name="T1">Evaluation Criteria</text:span></text:p>
          </draw:text-box>
        </draw:frame>
        <draw:frame draw:style-name="gr2" draw:text-style-name="P5" draw:layer="layout" svg:width="0.332cm" svg:height="0.348cm" svg:x="1.057cm" svg:y="6.525cm">
          <draw:text-box>
            <text:p text:style-name="P1"><text:span text:style-name="T3">No</text:span></text:p>
          </draw:text-box>
        </draw:frame>
        <draw:frame draw:style-name="gr2" draw:text-style-name="P5" draw:layer="layout" svg:width="1.222cm" svg:height="0.348cm" svg:x="2.009cm" svg:y="6.525cm">
          <draw:text-box>
            <text:p text:style-name="P1"><text:span text:style-name="T3">Dimension</text:span></text:p>
          </draw:text-box>
        </draw:frame>
        <draw:frame draw:style-name="gr2" draw:text-style-name="P5" draw:layer="layout" svg:width="0.82cm" svg:height="0.348cm" svg:x="5.152cm" svg:y="6.525cm">
          <draw:text-box>
            <text:p text:style-name="P1"><text:span text:style-name="T3">Activity</text:span></text:p>
          </draw:text-box>
        </draw:frame>
        <draw:frame draw:style-name="gr2" draw:text-style-name="P5" draw:layer="layout" svg:width="0.72cm" svg:height="0.348cm" svg:x="7.42cm" svg:y="6.525cm">
          <draw:text-box>
            <text:p text:style-name="P1"><text:span text:style-name="T3">Points</text:span></text:p>
          </draw:text-box>
        </draw:frame>
        <draw:frame draw:style-name="gr2" draw:text-style-name="P5" draw:layer="layout" svg:width="1.035cm" svg:height="0.348cm" svg:x="16.794cm" svg:y="6.525cm">
          <draw:text-box>
            <text:p text:style-name="P1"><text:span text:style-name="T3">Remarks</text:span></text:p>
          </draw:text-box>
        </draw:frame>
        <draw:frame draw:style-name="gr2" draw:text-style-name="P5" draw:layer="layout" svg:width="0.257cm" svg:height="0.348cm" svg:x="1.057cm" svg:y="6.99cm">
          <draw:text-box>
            <text:p text:style-name="P1"><text:span text:style-name="T3">1</text:span></text:p>
          </draw:text-box>
        </draw:frame>
        <draw:frame draw:style-name="gr2" draw:text-style-name="P5" draw:layer="layout" svg:width="1.452cm" svg:height="0.348cm" svg:x="1.464cm" svg:y="6.99cm">
          <draw:text-box>
            <text:p text:style-name="P1"><text:span text:style-name="T3">General (25)</text:span></text:p>
          </draw:text-box>
        </draw:frame>
        <draw:frame draw:style-name="gr2" draw:text-style-name="P5" draw:layer="layout" svg:width="1.121cm" svg:height="0.348cm" svg:x="3.837cm" svg:y="6.99cm">
          <draw:text-box>
            <text:p text:style-name="P1"><text:span text:style-name="T3">Self-effort</text:span></text:p>
          </draw:text-box>
        </draw:frame>
        <draw:frame draw:style-name="gr2" draw:text-style-name="P5" draw:layer="layout" svg:width="0.257cm" svg:height="0.348cm" svg:x="7.42cm" svg:y="6.99cm">
          <draw:text-box>
            <text:p text:style-name="P1"><text:span text:style-name="T3">5</text:span></text:p>
          </draw:text-box>
        </draw:frame>
        <draw:frame draw:style-name="gr2" draw:text-style-name="P5" draw:layer="layout" svg:width="16.122cm" svg:height="0.348cm" svg:x="8.204cm" svg:y="6.99cm">
          <draw:text-box>
            <text:p text:style-name="P1"><text:span text:style-name="T3">Student’s own assessment on the number of hours spent in completing the project on their own (no copying, no referring of code from others)</text:span></text:p>
          </draw:text-box>
        </draw:frame>
        <draw:frame draw:style-name="gr2" draw:text-style-name="P5" draw:layer="layout" svg:width="1.897cm" svg:height="0.348cm" svg:x="3.837cm" svg:y="7.437cm">
          <draw:text-box>
            <text:p text:style-name="P1"><text:span text:style-name="T3">Turnaround time</text:span></text:p>
          </draw:text-box>
        </draw:frame>
        <draw:frame draw:style-name="gr2" draw:text-style-name="P5" draw:layer="layout" svg:width="0.289cm" svg:height="0.348cm" svg:x="7.42cm" svg:y="7.437cm">
          <draw:text-box>
            <text:p text:style-name="P1"><text:span text:style-name="T3">10</text:span></text:p>
          </draw:text-box>
        </draw:frame>
        <draw:frame draw:style-name="gr2" draw:text-style-name="P5" draw:layer="layout" svg:width="8.456cm" svg:height="0.348cm" svg:x="8.204cm" svg:y="7.437cm">
          <draw:text-box>
            <text:p text:style-name="P1"><text:span text:style-name="T3">Provide three time slots; the earlier you come, the more points you will get</text:span></text:p>
          </draw:text-box>
        </draw:frame>
        <draw:frame draw:style-name="gr2" draw:text-style-name="P5" draw:layer="layout" svg:width="2.399cm" svg:height="0.348cm" svg:x="3.837cm" svg:y="7.901cm">
          <draw:text-box>
            <text:p text:style-name="P1"><text:span text:style-name="T3">Demo-ing the project</text:span></text:p>
          </draw:text-box>
        </draw:frame>
        <draw:frame draw:style-name="gr2" draw:text-style-name="P5" draw:layer="layout" svg:width="0.289cm" svg:height="0.348cm" svg:x="7.42cm" svg:y="7.901cm">
          <draw:text-box>
            <text:p text:style-name="P1"><text:span text:style-name="T3">10</text:span></text:p>
          </draw:text-box>
        </draw:frame>
        <draw:path draw:style-name="gr3" draw:text-style-name="P4" draw:layer="layout" svg:width="0.665cm" svg:height="0.017cm" svg:x="8.894cm" svg:y="8.194cm" svg:viewBox="0 0 666 18" svg:d="M234 18h-234v-18h234zM308 0h358v18h-358z">
          <text:p/>
        </draw:path>
        <draw:frame draw:style-name="gr2" draw:text-style-name="P5" draw:layer="layout" svg:width="1.365cm" svg:height="0.348cm" svg:x="8.204cm" svg:y="7.901cm">
          <draw:text-box>
            <text:p text:style-name="P1"><text:span text:style-name="T3">Using repl.it</text:span></text:p>
          </draw:text-box>
        </draw:frame>
        <draw:frame draw:style-name="gr2" draw:text-style-name="P5" draw:layer="layout" svg:width="0.257cm" svg:height="0.348cm" svg:x="1.057cm" svg:y="8.348cm">
          <draw:text-box>
            <text:p text:style-name="P1"><text:span text:style-name="T3">2</text:span></text:p>
          </draw:text-box>
        </draw:frame>
        <draw:frame draw:style-name="gr2" draw:text-style-name="P5" draw:layer="layout" svg:width="4.624cm" svg:height="0.348cm" svg:x="1.464cm" svg:y="8.348cm">
          <draw:text-box>
            <text:p text:style-name="P1"><text:span text:style-name="T3">Comprehension (15) Domain knowledge</text:span></text:p>
          </draw:text-box>
        </draw:frame>
        <draw:frame draw:style-name="gr2" draw:text-style-name="P5" draw:layer="layout" svg:width="0.257cm" svg:height="0.348cm" svg:x="7.42cm" svg:y="8.348cm">
          <draw:text-box>
            <text:p text:style-name="P1"><text:span text:style-name="T3">5</text:span></text:p>
          </draw:text-box>
        </draw:frame>
        <draw:frame draw:style-name="gr2" draw:text-style-name="P5" draw:layer="layout" svg:width="8.314cm" svg:height="0.348cm" svg:x="8.204cm" svg:y="8.348cm">
          <draw:text-box>
            <text:p text:style-name="P1"><text:span text:style-name="T3">general questions regarding the domain of the project (no-code involved)</text:span></text:p>
          </draw:text-box>
        </draw:frame>
        <draw:frame draw:style-name="gr2" draw:text-style-name="P5" draw:layer="layout" svg:width="2.184cm" svg:height="0.348cm" svg:x="3.837cm" svg:y="8.813cm">
          <draw:text-box>
            <text:p text:style-name="P1"><text:span text:style-name="T3">Added functionality</text:span></text:p>
          </draw:text-box>
        </draw:frame>
        <draw:frame draw:style-name="gr2" draw:text-style-name="P5" draw:layer="layout" svg:width="0.257cm" svg:height="0.348cm" svg:x="7.42cm" svg:y="8.813cm">
          <draw:text-box>
            <text:p text:style-name="P1"><text:span text:style-name="T3">5</text:span></text:p>
          </draw:text-box>
        </draw:frame>
        <draw:frame draw:style-name="gr2" draw:text-style-name="P5" draw:layer="layout" svg:width="8.672cm" svg:height="0.348cm" svg:x="8.204cm" svg:y="8.813cm">
          <draw:text-box>
            <text:p text:style-name="P1"><text:span text:style-name="T3">Student’s own ideas on how the project can be improved (no-code involved)</text:span></text:p>
          </draw:text-box>
        </draw:frame>
        <draw:frame draw:style-name="gr2" draw:text-style-name="P5" draw:layer="layout" svg:width="2.514cm" svg:height="0.348cm" svg:x="3.837cm" svg:y="9.26cm">
          <draw:text-box>
            <text:p text:style-name="P1"><text:span text:style-name="T3">Code Comprehension</text:span></text:p>
          </draw:text-box>
        </draw:frame>
        <draw:frame draw:style-name="gr2" draw:text-style-name="P5" draw:layer="layout" svg:width="0.257cm" svg:height="0.348cm" svg:x="7.42cm" svg:y="9.26cm">
          <draw:text-box>
            <text:p text:style-name="P1"><text:span text:style-name="T3">5</text:span></text:p>
          </draw:text-box>
        </draw:frame>
        <draw:frame draw:style-name="gr2" draw:text-style-name="P5" draw:layer="layout" svg:width="7.998cm" svg:height="0.348cm" svg:x="8.204cm" svg:y="9.26cm">
          <draw:text-box>
            <text:p text:style-name="P1"><text:span text:style-name="T3">must be able to respond to questions regarding specific code snippets</text:span></text:p>
          </draw:text-box>
        </draw:frame>
        <draw:frame draw:style-name="gr2" draw:text-style-name="P5" draw:layer="layout" svg:width="0.257cm" svg:height="0.348cm" svg:x="1.057cm" svg:y="9.724cm">
          <draw:text-box>
            <text:p text:style-name="P1"><text:span text:style-name="T3">3</text:span></text:p>
          </draw:text-box>
        </draw:frame>
        <draw:frame draw:style-name="gr2" draw:text-style-name="P5" draw:layer="layout" svg:width="1.911cm" svg:height="0.348cm" svg:x="1.464cm" svg:y="9.724cm">
          <draw:text-box>
            <text:p text:style-name="P1"><text:span text:style-name="T3">Modification (35)</text:span></text:p>
          </draw:text-box>
        </draw:frame>
        <draw:frame draw:style-name="gr2" draw:text-style-name="P5" draw:layer="layout" svg:width="2.198cm" svg:height="0.348cm" svg:x="3.837cm" svg:y="9.724cm">
          <draw:text-box>
            <text:p text:style-name="P1"><text:span text:style-name="T3">Code Improvement</text:span></text:p>
          </draw:text-box>
        </draw:frame>
        <draw:frame draw:style-name="gr2" draw:text-style-name="P5" draw:layer="layout" svg:width="0.257cm" svg:height="0.348cm" svg:x="7.42cm" svg:y="9.724cm">
          <draw:text-box>
            <text:p text:style-name="P1"><text:span text:style-name="T3">5</text:span></text:p>
          </draw:text-box>
        </draw:frame>
        <draw:frame draw:style-name="gr2" draw:text-style-name="P5" draw:layer="layout" svg:width="4.265cm" svg:height="0.348cm" svg:x="8.204cm" svg:y="9.724cm">
          <draw:text-box>
            <text:p text:style-name="P1"><text:span text:style-name="T3">coding convention/style change from </text:span></text:p>
          </draw:text-box>
        </draw:frame>
        <draw:frame draw:style-name="gr2" draw:text-style-name="P5" draw:layer="layout" svg:width="1.28cm" svg:height="0.26cm" svg:x="12.387cm" svg:y="9.808cm">
          <draw:text-box>
            <text:p text:style-name="P1"><text:span text:style-name="T4">camelCase</text:span></text:p>
          </draw:text-box>
        </draw:frame>
        <draw:frame draw:style-name="gr2" draw:text-style-name="P5" draw:layer="layout" svg:width="0.361cm" svg:height="0.348cm" svg:x="13.664cm" svg:y="9.724cm">
          <draw:text-box>
            <text:p text:style-name="P1"><text:span text:style-name="T3"><text:s/>to </text:span></text:p>
          </draw:text-box>
        </draw:frame>
        <draw:frame draw:style-name="gr2" draw:text-style-name="P5" draw:layer="layout" svg:width="1.422cm" svg:height="0.26cm" svg:x="14.003cm" svg:y="9.808cm">
          <draw:text-box>
            <text:p text:style-name="P1"><text:span text:style-name="T4">snake_case</text:span></text:p>
          </draw:text-box>
        </draw:frame>
        <draw:frame draw:style-name="gr2" draw:text-style-name="P5" draw:layer="layout" svg:width="3.748cm" svg:height="0.348cm" svg:x="15.422cm" svg:y="9.724cm">
          <draw:text-box>
            <text:p text:style-name="P1"><text:span text:style-name="T3">, formatting improvements, if any</text:span></text:p>
          </draw:text-box>
        </draw:frame>
        <draw:frame draw:style-name="gr2" draw:text-style-name="P5" draw:layer="layout" svg:width="2.973cm" svg:height="0.348cm" svg:x="3.837cm" svg:y="10.189cm">
          <draw:text-box>
            <text:p text:style-name="P1"><text:span text:style-name="T3">Functional Decomposition</text:span></text:p>
          </draw:text-box>
        </draw:frame>
        <draw:frame draw:style-name="gr2" draw:text-style-name="P5" draw:layer="layout" svg:width="0.289cm" svg:height="0.348cm" svg:x="7.42cm" svg:y="10.189cm">
          <draw:text-box>
            <text:p text:style-name="P1"><text:span text:style-name="T3">10</text:span></text:p>
          </draw:text-box>
        </draw:frame>
        <draw:frame draw:style-name="gr2" draw:text-style-name="P5" draw:layer="layout" svg:width="12.434cm" svg:height="0.348cm" svg:x="8.204cm" svg:y="10.189cm">
          <draw:text-box>
            <text:p text:style-name="P1"><text:span text:style-name="T3">Choose 1-2 functions and decompose them properly; separate the user input part and the actual functionality</text:span></text:p>
          </draw:text-box>
        </draw:frame>
        <draw:frame draw:style-name="gr2" draw:text-style-name="P5" draw:layer="layout" svg:width="3.834cm" svg:height="0.348cm" svg:x="3.837cm" svg:y="10.653cm">
          <draw:text-box>
            <text:p text:style-name="P1"><text:span text:style-name="T3">Refactoring for Memory usage 10</text:span></text:p>
          </draw:text-box>
        </draw:frame>
        <draw:frame draw:style-name="gr2" draw:text-style-name="P5" draw:layer="layout" svg:width="4.709cm" svg:height="0.348cm" svg:x="8.204cm" svg:y="10.653cm">
          <draw:text-box>
            <text:p text:style-name="P1"><text:span text:style-name="T3">How did you improve memory efficiency?</text:span></text:p>
          </draw:text-box>
        </draw:frame>
        <draw:frame draw:style-name="gr2" draw:text-style-name="P5" draw:layer="layout" svg:width="2.514cm" svg:height="0.348cm" svg:x="3.837cm" svg:y="11.1cm">
          <draw:text-box>
            <text:p text:style-name="P1"><text:span text:style-name="T3">Refactoring for Speed</text:span></text:p>
          </draw:text-box>
        </draw:frame>
        <draw:frame draw:style-name="gr2" draw:text-style-name="P5" draw:layer="layout" svg:width="0.289cm" svg:height="0.348cm" svg:x="7.42cm" svg:y="11.1cm">
          <draw:text-box>
            <text:p text:style-name="P1"><text:span text:style-name="T3">10</text:span></text:p>
          </draw:text-box>
        </draw:frame>
        <draw:frame draw:style-name="gr2" draw:text-style-name="P5" draw:layer="layout" svg:width="5.026cm" svg:height="0.348cm" svg:x="8.204cm" svg:y="11.1cm">
          <draw:text-box>
            <text:p text:style-name="P1"><text:span text:style-name="T3">How did you improve processing efficiency?</text:span></text:p>
          </draw:text-box>
        </draw:frame>
        <draw:frame draw:style-name="gr2" draw:text-style-name="P5" draw:layer="layout" svg:width="0.257cm" svg:height="0.348cm" svg:x="1.057cm" svg:y="11.564cm">
          <draw:text-box>
            <text:p text:style-name="P1"><text:span text:style-name="T3">4</text:span></text:p>
          </draw:text-box>
        </draw:frame>
        <draw:frame draw:style-name="gr2" draw:text-style-name="P5" draw:layer="layout" svg:width="1.725cm" svg:height="0.348cm" svg:x="1.464cm" svg:y="11.564cm">
          <draw:text-box>
            <text:p text:style-name="P1"><text:span text:style-name="T3">Innovation (45)</text:span></text:p>
          </draw:text-box>
        </draw:frame>
        <draw:frame draw:style-name="gr2" draw:text-style-name="P5" draw:layer="layout" svg:width="3.073cm" svg:height="0.348cm" svg:x="3.837cm" svg:y="11.564cm">
          <draw:text-box>
            <text:p text:style-name="P1"><text:span text:style-name="T3">New features / user stories</text:span></text:p>
          </draw:text-box>
        </draw:frame>
        <draw:frame draw:style-name="gr2" draw:text-style-name="P5" draw:layer="layout" svg:width="0.257cm" svg:height="0.348cm" svg:x="7.42cm" svg:y="11.564cm">
          <draw:text-box>
            <text:p text:style-name="P1"><text:span text:style-name="T3">5</text:span></text:p>
          </draw:text-box>
        </draw:frame>
        <draw:frame draw:style-name="gr2" draw:text-style-name="P5" draw:layer="layout" svg:width="18.604cm" svg:height="0.348cm" svg:x="8.204cm" svg:y="11.564cm">
          <draw:text-box>
            <text:p text:style-name="P1"><text:span text:style-name="T3">As specified by faculty (limit on negative balance, ATM debit card transaction, sorting of records using algorithm of choice). Proper documentation will be evaluated</text:span></text:p>
          </draw:text-box>
        </draw:frame>
        <draw:frame draw:style-name="gr2" draw:text-style-name="P5" draw:layer="layout" svg:width="3.073cm" svg:height="0.348cm" svg:x="3.837cm" svg:y="12.011cm">
          <draw:text-box>
            <text:p text:style-name="P1"><text:span text:style-name="T3">New features / user stories</text:span></text:p>
          </draw:text-box>
        </draw:frame>
        <draw:frame draw:style-name="gr2" draw:text-style-name="P5" draw:layer="layout" svg:width="0.289cm" svg:height="0.348cm" svg:x="7.42cm" svg:y="12.011cm">
          <draw:text-box>
            <text:p text:style-name="P1"><text:span text:style-name="T3">10</text:span></text:p>
          </draw:text-box>
        </draw:frame>
        <draw:frame draw:style-name="gr2" draw:text-style-name="P5" draw:layer="layout" svg:width="4.796cm" svg:height="0.348cm" svg:x="8.204cm" svg:y="12.011cm">
          <draw:text-box>
            <text:p text:style-name="P1"><text:span text:style-name="T3">Translation of requirements to codification</text:span></text:p>
          </draw:text-box>
        </draw:frame>
        <draw:frame draw:style-name="gr2" draw:text-style-name="P5" draw:layer="layout" svg:width="3.174cm" svg:height="0.348cm" svg:x="3.837cm" svg:y="12.476cm">
          <draw:text-box>
            <text:p text:style-name="P1"><text:span text:style-name="T3">Added functionality (simple)</text:span></text:p>
          </draw:text-box>
        </draw:frame>
        <draw:frame draw:style-name="gr2" draw:text-style-name="P5" draw:layer="layout" svg:width="0.289cm" svg:height="0.348cm" svg:x="7.42cm" svg:y="12.476cm">
          <draw:text-box>
            <text:p text:style-name="P1"><text:span text:style-name="T3">10</text:span></text:p>
          </draw:text-box>
        </draw:frame>
        <draw:frame draw:style-name="gr2" draw:text-style-name="P5" draw:layer="layout" svg:width="3.117cm" svg:height="0.348cm" svg:x="8.204cm" svg:y="12.476cm">
          <draw:text-box>
            <text:p text:style-name="P1"><text:span text:style-name="T3">Error handling, for example</text:span></text:p>
          </draw:text-box>
        </draw:frame>
        <draw:frame draw:style-name="gr2" draw:text-style-name="P5" draw:layer="layout" svg:width="3.907cm" svg:height="0.348cm" svg:x="3.837cm" svg:y="12.923cm">
          <draw:text-box>
            <text:p text:style-name="P1"><text:span text:style-name="T3">Added functionality (advanced) 20</text:span></text:p>
          </draw:text-box>
        </draw:frame>
        <draw:frame draw:style-name="gr2" draw:text-style-name="P5" draw:layer="layout" svg:width="4.897cm" svg:height="0.348cm" svg:x="8.204cm" svg:y="12.923cm">
          <draw:text-box>
            <text:p text:style-name="P1"><text:span text:style-name="T3">What new functionality did you implement?</text:span></text:p>
          </draw:text-box>
        </draw:frame>
        <draw:frame draw:style-name="gr2" draw:text-style-name="P5" draw:layer="layout" svg:width="0.576cm" svg:height="0.348cm" svg:x="1.464cm" svg:y="13.387cm">
          <draw:text-box>
            <text:p text:style-name="P1"><text:span text:style-name="T3">Total</text:span></text:p>
          </draw:text-box>
        </draw:frame>
        <draw:frame draw:style-name="gr2" draw:text-style-name="P5" draw:layer="layout" svg:width="0.433cm" svg:height="0.348cm" svg:x="7.42cm" svg:y="13.387cm">
          <draw:text-box>
            <text:p text:style-name="P1"><text:span text:style-name="T3">120</text:span></text:p>
          </draw:text-box>
        </draw:frame>
        <draw:frame draw:style-name="gr2" draw:text-style-name="P5" draw:layer="layout" svg:width="2.529cm" svg:height="0.348cm" svg:x="8.204cm" svg:y="13.387cm">
          <draw:text-box>
            <text:p text:style-name="P1"><text:span text:style-name="T3">Reduced to total of 20</text:span></text:p>
          </draw:text-box>
        </draw:frame>
        <draw:path draw:style-name="gr3" draw:text-style-name="P4" draw:layer="layout" svg:width="0.086cm" svg:height="0.086cm" svg:x="1.4cm" svg:y="14.901cm" svg:viewBox="0 0 87 87" svg:d="M87 44c0 6-1 11-3 16-2 6-5 10-9 14s-9 7-14 10c-5 2-11 3-17 3-5 0-11-1-16-3-5-3-10-6-14-10s-7-8-9-14c-3-5-5-10-5-16s2-11 5-17c2-5 5-11 9-15s9-7 14-9 11-3 16-3c6 0 12 1 17 3s10 5 14 9 7 10 9 15c2 6 3 11 3 17z">
          <text:p/>
        </draw:path>
        <draw:path draw:style-name="gr3" draw:text-style-name="P4" draw:layer="layout" svg:width="3.209cm" svg:height="0.017cm" svg:x="1.693cm" svg:y="15.056cm" svg:viewBox="0 0 3210 18" svg:d="M1043 18h-257v-18h257zM1118 0h2092v18h-2092zM686 18h-283v-18h283zM329 18h-329v-18h329z">
          <text:p/>
        </draw:path>
        <draw:frame draw:style-name="gr4" draw:text-style-name="P6" draw:layer="layout" svg:width="5.659cm" svg:height="0.454cm" svg:x="1.005cm" svg:y="13.997cm">
          <draw:text-box>
            <text:p text:style-name="P1"><text:span text:style-name="T5">Rules of Mini-project implementation</text:span></text:p>
          </draw:text-box>
        </draw:frame>
        <draw:frame draw:style-name="gr2" draw:text-style-name="P5" draw:layer="layout" svg:width="25.379cm" svg:height="0.348cm" svg:x="1.693cm" svg:y="14.763cm">
          <draw:text-box>
            <text:p text:style-name="P1"><text:span text:style-name="T3">http://j.mp/transactionUnit5 - you will be given a maximum of 2 attempts at presenting your mini-project. If you are unhappy with your first score, you will be given a 2nd opportunity. The best of both attempts will be your final</text:span></text:p>
          </draw:text-box>
        </draw:frame>
        <draw:path draw:style-name="gr3" draw:text-style-name="P4" draw:layer="layout" svg:width="0.086cm" svg:height="0.086cm" svg:x="1.4cm" svg:y="15.675cm" svg:viewBox="0 0 87 87" svg:d="M87 44c0 5-1 11-3 16s-5 10-9 14-9 7-14 9c-5 3-11 4-17 4-5 0-11-1-16-4-5-2-10-5-14-9s-7-9-9-14c-3-5-5-11-5-16 0-6 2-11 5-17 2-5 5-10 9-14s9-8 14-10 11-3 16-3c6 0 12 1 17 3s10 6 14 10 7 9 9 14c2 6 3 11 3 17z">
          <text:p/>
        </draw:path>
        <draw:frame draw:style-name="gr2" draw:text-style-name="P5" draw:layer="layout" svg:width="0.705cm" svg:height="0.348cm" svg:x="1.693cm" svg:y="15.159cm">
          <draw:text-box>
            <text:p text:style-name="P1"><text:span text:style-name="T3">score.</text:span></text:p>
          </draw:text-box>
        </draw:frame>
        <draw:path draw:style-name="gr3" draw:text-style-name="P4" draw:layer="layout" svg:width="0.086cm" svg:height="0.086cm" svg:x="1.4cm" svg:y="16.07cm" svg:viewBox="0 0 87 87" svg:d="M87 44c0 6-1 11-3 17-2 5-5 10-9 14s-9 7-14 9-11 3-17 3c-5 0-11-1-16-3s-10-5-14-9-7-9-9-14c-3-6-5-11-5-17 0-5 2-12 5-17 2-5 5-10 9-14s9-7 14-9c5-3 11-4 16-4 6 0 12 1 17 4 5 2 10 5 14 9s7 9 9 14 3 12 3 17z">
          <text:p/>
        </draw:path>
        <draw:frame draw:style-name="gr2" draw:text-style-name="P5" draw:layer="layout" svg:width="15.634cm" svg:height="0.348cm" svg:x="1.693cm" svg:y="15.537cm">
          <draw:text-box>
            <text:p text:style-name="P1"><text:span text:style-name="T3">You are encouraged have discussion and clarification amongst yourselves. But do not copy or borrow code from each other, whatsoever.</text:span></text:p>
          </draw:text-box>
        </draw:frame>
        <draw:frame draw:style-name="gr2" draw:text-style-name="P5" draw:layer="layout" svg:width="14.801cm" svg:height="0.348cm" svg:x="1.693cm" svg:y="15.933cm">
          <draw:text-box>
            <text:p text:style-name="P1"><text:span text:style-name="T3">You are strongly discouraged from copying other people’s code. If found violating this rule, you will be scored with zero (0, NULL).</text:span></text:p>
          </draw:text-box>
        </draw:frame>
        <draw:frame draw:style-name="gr5" draw:text-style-name="P7" draw:layer="layout" svg:width="2.289cm" svg:height="0.319cm" svg:x="0.847cm" svg:y="0.538cm">
          <draw:text-box>
            <text:p text:style-name="P1"><text:span text:style-name="T6">31/01/2026, 06:42</text:span></text:p>
          </draw:text-box>
        </draw:frame>
        <draw:frame draw:style-name="gr5" draw:text-style-name="P7" draw:layer="layout" svg:width="3.723cm" svg:height="0.319cm" svg:x="13.786cm" svg:y="0.538cm">
          <draw:text-box>
            <text:p text:style-name="P1"><text:span text:style-name="T6">2021-06-23-unit5-mini-project</text:span></text:p>
          </draw:text-box>
        </draw:frame>
        <draw:frame draw:style-name="gr5" draw:text-style-name="P7" draw:layer="layout" svg:width="15.925cm" svg:height="0.319cm" svg:x="0.847cm" svg:y="20.753cm">
          <draw:text-box>
            <text:p text:style-name="P1"><text:span text:style-name="T6">https://htmlpreview.github.io/?https://github.com/kgisl/makesite/blob/master/content/blog/2021-06-23-unit5-mini-project.md.html</text:span></text:p>
          </draw:text-box>
        </draw:frame>
        <draw:frame draw:style-name="gr5" draw:text-style-name="P7" draw:layer="layout" svg:width="0.396cm" svg:height="0.319cm" svg:x="26.701cm" svg:y="20.753cm">
          <draw:text-box>
            <text:p text:style-name="P1"><text:span text:style-name="T6">1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onsolas" svg:font-family="Consolas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8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84"/>
    <meta:generator>LibreOffice/25.2.7.2$Windows_X86_64 LibreOffice_project/5cbfd1ab6520636bb5f7b99185aa69bd7456825d</meta:generator>
  </office:meta>
</office:document-meta>
</file>